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Times New Roman" officeooo:paragraph-rsid="0016502e"/>
    </style:style>
    <style:style style:name="P2" style:family="paragraph" style:parent-style-name="Table_20_Contents">
      <style:text-properties style:font-name="Times New Roman" fo:font-weight="bold" officeooo:rsid="001a75a1" officeooo:paragraph-rsid="0016502e" style:font-weight-asian="bold" style:font-weight-complex="bold"/>
    </style:style>
    <style:style style:name="P3" style:family="paragraph" style:parent-style-name="Table_20_Contents">
      <style:text-properties style:font-name="Times New Roman" officeooo:rsid="001a75a1" officeooo:paragraph-rsid="0016502e"/>
    </style:style>
    <style:style style:name="P4" style:family="paragraph" style:parent-style-name="Table_20_Contents">
      <style:text-properties style:font-name="Times New Roman" fo:font-size="10pt" officeooo:rsid="001a75a1" officeooo:paragraph-rsid="0016502e" style:font-size-asian="10pt" style:font-size-complex="10pt"/>
    </style:style>
    <style:style style:name="P5" style:family="paragraph" style:parent-style-name="Table_20_Contents">
      <style:text-properties style:font-name="Times New Roman" officeooo:paragraph-rsid="0016502e"/>
    </style:style>
    <style:style style:name="P6" style:family="paragraph" style:parent-style-name="Table_20_Contents">
      <style:text-properties style:font-name="Times New Roman" officeooo:rsid="0016502e" officeooo:paragraph-rsid="0016502e"/>
    </style:style>
    <style:style style:name="P7" style:family="paragraph" style:parent-style-name="Table_20_Contents" style:list-style-name="L1">
      <style:text-properties style:font-name="Times New Roman" officeooo:rsid="0016502e" officeooo:paragraph-rsid="0016502e"/>
    </style:style>
    <style:style style:name="P8" style:family="paragraph" style:parent-style-name="Text_20_body">
      <style:paragraph-properties fo:text-align="center" style:justify-single-word="false"/>
      <style:text-properties style:font-name="Times New Roman" officeooo:rsid="0016502e" officeooo:paragraph-rsid="0016502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athematics</text:p>
      <table:table table:name="Table1" table:style-name="Table1">
        <table:table-column table:style-name="Table1.A"/>
        <table:table-column table:style-name="Table1.B"/>
        <table:table-row table:style-name="TableLine1684453114976">
          <table:table-cell table:style-name="Table1.A1" office:value-type="string">
            <text:p text:style-name="P2">Course Name</text:p>
          </table:table-cell>
          <table:table-cell table:style-name="Table1.A1" office:value-type="string">
            <text:p text:style-name="P5"/>
          </table:table-cell>
        </table:table-row>
        <table:table-row table:style-name="TableLine1684453112800">
          <table:table-cell table:style-name="Table1.A1" office:value-type="string">
            <text:p text:style-name="P3">Resource</text:p>
          </table:table-cell>
          <table:table-cell table:style-name="Table1.A1" office:value-type="string">
            <text:p text:style-name="P4">Link / ISBN</text:p>
          </table:table-cell>
        </table:table-row>
        <table:table-row table:style-name="TableLine16844531060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Additional link</text:p>
          </table:table-cell>
        </table:table-row>
        <table:table-row table:style-name="TableLine16844531157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3116608">
          <table:table-cell table:style-name="Table1.A1" office:value-type="string">
            <text:p text:style-name="P6">Freecodecamp.org</text:p>
            <text:p text:style-name="P6">Mathematics</text:p>
            <text:list xml:id="list3565373057" text:style-name="L1">
              <text:list-item>
                <text:p text:style-name="P7">College Algebra</text:p>
              </text:list-item>
              <text:list-item>
                <text:p text:style-name="P7">Statistics</text:p>
              </text:list-item>
              <text:list-item>
                <text:p text:style-name="P7">Precalculus</text:p>
              </text:list-item>
              <text:list-item>
                <text:p text:style-name="P7">Calc 1</text:p>
              </text:list-item>
              <text:list-item>
                <text:p text:style-name="P7">Calc 2</text:p>
              </text:list-item>
              <text:list-item>
                <text:p text:style-name="P7">Linear Algebra</text:p>
              </text:list-item>
            </text:list>
          </table:table-cell>
          <table:table-cell table:style-name="Table1.A1" office:value-type="string">
            <text:p text:style-name="P5"><text:a xlink:type="simple" xlink:href="https://youtube.com/playlist?list=PLWKjhJtqVAbl5SlE6aBHzUVZ1e6q1Wz0v" text:style-name="Internet_20_link" text:visited-style-name="Visited_20_Internet_20_Link">https://youtube.com/playlist?list=PLWKjhJtqVAbl5SlE6aBHzUVZ1e6q1Wz0v</text:a> </text:p>
          </table:table-cell>
        </table:table-row>
        <table:table-row table:style-name="TableLine1684453107904">
          <table:table-cell table:style-name="Table1.A1" office:value-type="string">
            <text:p text:style-name="P6">Khan Academy</text:p>
            <text:p text:style-name="P6">Trigonometry</text:p>
          </table:table-cell>
          <table:table-cell table:style-name="Table1.A1" office:value-type="string">
            <text:p text:style-name="P5"><text:a xlink:type="simple" xlink:href="https://youtube.com/playlist?list=PLD6DA74C1DBF770E7" text:style-name="Internet_20_link" text:visited-style-name="Visited_20_Internet_20_Link">https://youtube.com/playlist?list=PLD6DA74C1DBF770E7</text:a> </text:p>
          </table:table-cell>
        </table:table-row>
        <table:table-row table:style-name="TableLine1684453108176">
          <table:table-cell table:style-name="Table1.A1" office:value-type="string">
            <text:p text:style-name="P6">CS Lesson</text:p>
            <text:p text:style-name="P5">Precalculus Crash Course: Trigonometry full course</text:p>
          </table:table-cell>
          <table:table-cell table:style-name="Table1.A1" office:value-type="string">
            <text:p text:style-name="P5"><text:a xlink:type="simple" xlink:href="https://youtu.be/Tw0t2Y4tT-k" text:style-name="Internet_20_link" text:visited-style-name="Visited_20_Internet_20_Link">https://youtu.be/Tw0t2Y4tT-k</text:a> </text:p>
          </table:table-cell>
        </table:table-row>
        <table:table-row table:style-name="TableLine1684453110352">
          <table:table-cell table:style-name="Table1.A1" office:value-type="string">
            <text:p text:style-name="P6">Academic Lessons</text:p>
            <text:p text:style-name="P5">Trigonometry full course for Beginners</text:p>
          </table:table-cell>
          <table:table-cell table:style-name="Table1.A1" office:value-type="string">
            <text:p text:style-name="P5"><text:a xlink:type="simple" xlink:href="https://youtu.be/5zi5eG5Ui-Y" text:style-name="Internet_20_link" text:visited-style-name="Visited_20_Internet_20_Link">https://youtu.be/5zi5eG5Ui-Y</text:a> </text:p>
          </table:table-cell>
        </table:table-row>
        <table:table-row table:style-name="TableLine16844531062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310872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31040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311144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310654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31130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31089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31030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311524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31092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31125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31163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31168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31098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31136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31176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31032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311715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31106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311416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31111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31043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310464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31049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31051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31054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0289734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02897614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Line16840289750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0289753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0289756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955555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95642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95506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95533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95520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95615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595667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9T04:00:09.762000000</meta:creation-date>
    <dc:date>2021-08-19T04:18:50.787000000</dc:date>
    <meta:editing-duration>PT43S</meta:editing-duration>
    <meta:editing-cycles>1</meta:editing-cycles>
    <meta:document-statistic meta:table-count="1" meta:image-count="0" meta:object-count="0" meta:page-count="2" meta:paragraph-count="23" meta:word-count="49" meta:character-count="474" meta:non-whitespace-character-count="450"/>
    <meta:generator>LibreOffice/7.1.5.2$Windows_X86_64 LibreOffice_project/85f04e9f809797b8199d13c421bd8a2b025d52b5</meta:generator>
  </office:meta>
</office:document-meta>
</file>